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P5" style:family="paragraph" style:parent-style-name="Standard">
      <style:text-properties officeooo:rsid="001e70a8" officeooo:paragraph-rsid="0011aaeb"/>
    </style:style>
    <style:style style:name="P6" style:family="paragraph" style:parent-style-name="Standard">
      <style:text-properties officeooo:rsid="001d32ba" officeooo:paragraph-rsid="0011aaeb"/>
    </style:style>
    <style:style style:name="P7" style:family="paragraph" style:parent-style-name="Standard">
      <style:text-properties officeooo:rsid="001f8149" officeooo:paragraph-rsid="0011aaeb"/>
    </style:style>
    <style:style style:name="P8" style:family="paragraph" style:parent-style-name="Standard">
      <style:text-properties officeooo:rsid="001e70a8" officeooo:paragraph-rsid="0011aaeb"/>
    </style:style>
    <style:style style:name="P9" style:family="paragraph" style:parent-style-name="Standard">
      <style:text-properties officeooo:rsid="001d32ba" officeooo:paragraph-rsid="0013fc84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T5" style:family="text">
      <style:text-properties officeooo:rsid="00332be8"/>
    </style:style>
    <style:style style:name="T6" style:family="text">
      <style:text-properties officeooo:rsid="003018c5"/>
    </style:style>
    <style:style style:name="T7" style:family="text">
      <style:text-properties officeooo:rsid="002d64ea"/>
    </style:style>
    <style:style style:name="T8" style:family="text">
      <style:text-properties officeooo:rsid="0013fc84"/>
    </style:style>
    <style:style style:name="T9" style:family="text">
      <style:text-properties officeooo:rsid="0014fa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52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57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6"><text:span text:style-name="T9">Local reaction rate as d</text:span>imensionless turnover frequency<text:span text:style-name="T6"> (TOF):</text:span> </text:p>
      <text:p text:style-name="P5"/>
      <text:p text:style-name="P5"><draw:frame draw:style-name="fr1" draw:name="Object7" text:anchor-type="as-char" svg:width="5.6252in" svg:height="0.890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7"><text:s text:c="2"/></text:span></text:p>
      <text:p text:style-name="P5"/>
      <text:p text:style-name="P9"><text:span text:style-name="T8">Average reaction rate in layer as dimensionless TOF:</text:span> <text:span text:style-name="T8"><text:s/></text:span></text:p>
      <text:p text:style-name="P9"/>
      <text:p text:style-name="P5"><draw:frame draw:style-name="fr1" draw:name="Object9" text:anchor-type="as-char" svg:width="2.4626in" svg:height="0.438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<text:s text:c="2"/></text:span></text:p>
      <text:p text:style-name="P7"><text:s text:c="2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5T13:21:14.607178649</dc:date>
    <meta:editing-duration>PT1H8S</meta:editing-duration>
    <meta:editing-cycles>17</meta:editing-cycles>
    <meta:generator>LibreOffice/6.0.5.2$MacOSX_X86_64 LibreOffice_project/54c8cbb85f300ac59db32fe8a675ff7683cd5a16</meta:generator>
    <meta:print-date>2018-11-25T13:18:26.759977741</meta:print-date>
    <meta:document-statistic meta:table-count="0" meta:image-count="0" meta:object-count="9" meta:page-count="1" meta:paragraph-count="14" meta:word-count="33" meta:character-count="237" meta:non-whitespace-character-count="18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7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frac>
              <mrow>
                <mrow>
                  <mo stretchy="false">−</mo>
                  <msub>
                    <mi>r</mi>
                    <mi>A</mi>
                  </msub>
                </mrow>
                <mrow>
                  <mo fence="true" stretchy="false">(</mo>
                  <mrow>
                    <mrow>
                      <msub>
                        <mtext>mol</mtext>
                        <mrow>
                          <mi>A</mi>
                          <mi>,</mi>
                          <mi mathvariant="italic">gas</mi>
                        </mrow>
                      </msub>
                      <msubsup>
                        <mtext> m</mtext>
                        <mi mathvariant="italic">layer</mi>
                        <mrow>
                          <mo stretchy="false">−</mo>
                          <mn>3</mn>
                        </mrow>
                      </msubsup>
                      <msup>
                        <mtext> s</mtext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</mrow>
              <mrow>
                <mi mathvariant="normal">α</mi>
                <mrow>
                  <mo fence="true" stretchy="false">(</mo>
                  <mrow>
                    <mrow>
                      <msubsup>
                        <mtext>mol</mtext>
                        <mi mathvariant="italic">surf</mi>
                        <mi mathvariant="italic">max</mi>
                      </msubsup>
                      <msubsup>
                        <mtext> mol</mtext>
                        <mrow>
                          <mi>A</mi>
                          <mi>,</mi>
                          <mi mathvariant="italic">gas</mi>
                        </mrow>
                        <mrow>
                          <mi mathvariant="italic">max</mi>
                          <mrow>
                            <mi>,</mi>
                            <mo stretchy="false">−</mo>
                            <mn>1</mn>
                          </mrow>
                        </mrow>
                      </msubsup>
                    </mrow>
                  </mrow>
                  <mo fence="true" stretchy="false">)</mo>
                </mrow>
                <mi mathvariant="normal">ϵ</mi>
                <mrow>
                  <mo fence="true" stretchy="false">(</mo>
                  <mrow>
                    <mrow>
                      <msubsup>
                        <mtext>m</mtext>
                        <mi mathvariant="italic">void</mi>
                        <mn>3</mn>
                      </msubsup>
                      <msubsup>
                        <mtext>m</mtext>
                        <mi mathvariant="italic">layer</mi>
                        <mrow>
                          <mo stretchy="false">−</mo>
                          <mn>3</mn>
                        </mrow>
                      </msubsup>
                    </mrow>
                  </mrow>
                  <mo fence="true" stretchy="false">)</mo>
                </mrow>
                <msubsup>
                  <mi>C</mi>
                  <mrow>
                    <mi>A</mi>
                    <mi>,</mi>
                    <mi mathvariant="italic">gas</mi>
                  </mrow>
                  <mi mathvariant="italic">max</mi>
                </msubsup>
                <mrow>
                  <mo fence="true" stretchy="false">(</mo>
                  <mrow>
                    <mrow>
                      <msubsup>
                        <mtext>mol</mtext>
                        <mrow>
                          <mi>A</mi>
                          <mi>,</mi>
                          <mi mathvariant="italic">gas</mi>
                        </mrow>
                        <mi mathvariant="italic">max</mi>
                      </msubsup>
                      <msubsup>
                        <mtext> m</mtext>
                        <mi mathvariant="italic">void</mi>
                        <mrow>
                          <mo stretchy="false">−</mo>
                          <mn>3</mn>
                        </mrow>
                      </msubsup>
                    </mrow>
                  </mrow>
                  <mo fence="true" stretchy="false">)</mo>
                </mrow>
                <msub>
                  <mi>k</mi>
                  <mrow>
                    <mo stretchy="false">−</mo>
                    <mn>1</mn>
                  </mrow>
                </msub>
                <mrow>
                  <mo fence="true" stretchy="false">(</mo>
                  <mrow>
                    <msup>
                      <mtext>s</mtext>
                      <mrow>
                        <mo stretchy="false">−</mo>
                        <mn>1</mn>
                      </mrow>
                    </msup>
                  </mrow>
                  <mo fence="true" stretchy="false">)</mo>
                </mrow>
              </mrow>
            </mfrac>
          </mrow>
        </mtd>
      </mtr>
    </mtable>
    <annotation encoding="StarMath 5.0">"local d'less TOF" = {alignc "mol A reacting"} over {"(mol surface sites)" "(dimensionless time)"} 
newline
phantom "local d'less TOF" = {alignc -r_A ("mol"_{A,gas} " m"_layer^-3 " s"^-1 )} over { %alpha ("mol"_{surf}^{max} " mol"_{A,gas}^{max,-1}) %epsilon ("m"_void^3 "m"_layer^-3) C_{A,gas}^max ("mol"_{A,gas}^max " m"_void^-3) k_-1( "s"^-1 )}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

<file path=Object 9/content.xml><?xml version="1.0" encoding="utf-8"?>
<math xmlns="http://www.w3.org/1998/Math/MathML" display="block">
  <semantics>
    <mrow>
      <mrow>
        <mtext>average d'less TOF</mtext>
        <mo stretchy="false">=</mo>
        <mrow>
          <mo fence="true" stretchy="true">(</mo>
          <mrow>
            <mfrac>
              <msub>
                <mi mathvariant="normal">κ</mi>
                <mi mathvariant="italic">diff</mi>
              </msub>
              <mrow>
                <mi mathvariant="normal">α</mi>
                <mi mathvariant="normal">ϵ</mi>
              </mrow>
            </mfrac>
          </mrow>
          <mo fence="true" stretchy="true">)</mo>
        </mrow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</mrow>
    <annotation encoding="StarMath 5.0">"average d'less TOF" = left ( { %kappa_diff } over {alignc %alpha %epsilon } right ) left [ {d %psi} over {d %lambda} right ]_{%lambda = 1}</annotation>
  </semantics>
</math>
</file>